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4" style:family="paragraph" style:parent-style-name="Standard">
      <style:text-properties officeooo:rsid="017b0e15" officeooo:paragraph-rsid="017b0e15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fcf9d" style:font-weight-asian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1115c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81bd81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7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101">if(num_as_string[m] != '\b');</text:p>
      <text:p text:style-name="P101"><text:s/>// else for(int p = m; p &lt; strln-1; p++){num_as_string[p-1] = num_as_string[p+1]; num_as_string[p+1] = '\0';m = 0;} }</text:p>
      <text:p text:style-name="P101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2">if(pre_dp){</text:p>
      <text:p text:style-name="P102">while(--pre_dp){A = A*10;}<text:tab/><text:tab/><text:tab/><text:tab/><text:tab/><text:tab/><text:tab/><text:tab/><text:tab/><text:tab/>//Convert FPN to Scientific format (real + exponent)</text:p>
      <text:p text:style-name="P102">while (num &gt;= A){num = num/10.0; Exp += 1;}</text:p>
      <text:p text:style-name="P102">while (num &lt;= A){num = num*10.0; Exp -= 1;}}</text:p>
      <text:p text:style-name="P96"/>
      <text:p text:style-name="P99"><text:tab/><text:span text:style-name="T52">3 <text:s/></text:span><text:span text:style-name="T6">In 6F_FPN_from_IO and 6H_calculator</text:span></text:p>
      <text:p text:style-name="P99"><text:span text:style-name="T52"><text:tab/><text:tab/>f</text:span>loat FPN_number_from_IO(void) updated as below</text:p>
      <text:p text:style-name="P100">dp_control = 0;</text:p>
      <text:p text:style-name="P100">exp_control = 0;</text:p>
      <text:p text:style-name="P100">neg_sign = 0;</text:p>
      <text:p text:style-name="P103">scroll_control = 0;</text:p>
      <text:p text:style-name="P92"/>
      <text:p text:style-name="P98"><text:span text:style-name="T11">4</text:span><text:tab/>5_Arduino_PC_comms_library\5C_Scientific_numbers </text:p>
      <text:p text:style-name="P98"><text:tab/><text:span text:style-name="T11">This has been rewritten</text:span></text:p>
      <text:p text:style-name="P93"><text:tab/>See PCB111000_CP2102_projects version</text:p>
      <text:p text:style-name="P93"/>
      <text:p text:style-name="P94">5<text:tab/><text:span text:style-name="T54">Bug found in KBD_to_display\long Int_KBD_to_display() and float <text:tab/>Float_KBD_to_display()</text:span></text:p>
      <text:p text:style-name="P95"><text:tab/>Effects use of backspace key</text:p>
      <text:p text:style-name="P108"/>
      <text:p text:style-name="P108">Updated on UNO projects</text:p>
      <text:p text:style-name="P107">Int_Num_from_PC_A(<text:span text:style-name="T55">)<text:tab/>Tested on<text:tab/>Project_5B_Prime_factors()</text:span></text:p>
      <text:p text:style-name="P107">Sc_Num_to_PC_A<text:span text:style-name="T55">()<text:tab/><text:tab/>Tested on <text:tab/> Project_5C_Scientific_numbers()</text:span></text:p>
      <text:p text:style-name="P106">Sc_Num_from_PC_A<text:span text:style-name="T55">()<text:tab/>Tested on <text:tab/> Project_5C_Scientific_numbers()</text:span></text:p>
      <text:p text:style-name="P109"><text:span text:style-name="T52"><text:tab/></text:span>FPN_number_from_IO(<text:span text:style-name="T56">)</text:span> </text:p>
      <text:p text:style-name="P95"/>
      <text:p text:style-name="P95">Int_KBD_to_display_A<text:span text:style-name="T57">()</text:span></text:p>
      <text:p text:style-name="P95"><text:span text:style-name="T57">FPN_KBD_to_display_A()</text:span></text:p>
      <text:p text:style-name="P95">Get_fpn_from_KBD<text:span text:style-name="T58">()</text:span></text:p>
      <text:p text:style-name="P95">fpn_from_KBD_Legacy<text:span text:style-name="T57">()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soft-page-break/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<text:soft-page-break/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<text:soft-page-break/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1T16:50:34.649000000</dc:date>
    <meta:editing-duration>P3DT9H6M10S</meta:editing-duration>
    <meta:editing-cycles>248</meta:editing-cycles>
    <meta:document-statistic meta:table-count="0" meta:image-count="0" meta:object-count="0" meta:page-count="6" meta:paragraph-count="212" meta:word-count="1058" meta:character-count="8902" meta:non-whitespace-character-count="7825"/>
  </office:meta>
</office:document-meta>
</file>